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253" officeooo:paragraph-rsid="001cb25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style:line-height-at-least="0.582cm"/>
      <style:text-properties fo:color="#abb2bf" style:font-name="Menlo, Monaco, source-code-pro, Ubuntu Mono, DejaVu sans mono, Consolas, monospace" fo:font-size="11.25pt" fo:font-weight="normal" fo:background-color="#1e1e1e"/>
    </style:style>
    <style:style style:name="P6" style:family="paragraph" style:parent-style-name="Standard">
      <style:text-properties fo:color="#abb2bf" style:font-name="Menlo, Monaco, source-code-pro, Ubuntu Mono, DejaVu sans mono, Consolas, monospace" fo:font-size="11.25pt" fo:font-weight="normal" officeooo:paragraph-rsid="0026b50f" fo:background-color="#1e1e1e"/>
    </style:style>
    <style:style style:name="P7" style:family="paragraph" style:parent-style-name="Standard">
      <style:text-properties fo:color="#55308d" style:font-name="Menlo, Monaco, source-code-pro, Ubuntu Mono, DejaVu sans mono, Consolas, monospace" fo:font-size="11.25pt" fo:font-weight="normal" officeooo:paragraph-rsid="001ed9cd" fo:background-color="#1e1e1e"/>
    </style:style>
    <style:style style:name="P8" style:family="paragraph" style:parent-style-name="Standard">
      <style:paragraph-properties style:line-height-at-least="0.582cm"/>
      <style:text-properties fo:color="#55308d" style:font-name="Menlo, Monaco, source-code-pro, Ubuntu Mono, DejaVu sans mono, Consolas, monospace" fo:font-size="11.25pt" fo:font-weight="bold" fo:background-color="#ffffff" style:font-weight-asian="bold" style:font-weight-complex="bold"/>
    </style:style>
    <style:style style:name="P9" style:family="paragraph" style:parent-style-name="Standard">
      <style:paragraph-properties style:line-height-at-least="0.582cm"/>
      <style:text-properties fo:color="#55308d" style:font-name="Menlo, Monaco, source-code-pro, Ubuntu Mono, DejaVu sans mono, Consolas, monospace" fo:font-size="11.25pt" fo:font-weight="bold" officeooo:paragraph-rsid="00249538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82cm"/>
      <style:text-properties fo:color="#55308d" style:font-name="Menlo, Monaco, source-code-pro, Ubuntu Mono, DejaVu sans mono, Consolas, monospace" fo:font-size="12pt" fo:font-weight="bold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55308d" fo:font-weight="bold" style:font-weight-asian="bold" style:font-weight-complex="bold"/>
    </style:style>
    <style:style style:name="P12" style:family="paragraph" style:parent-style-name="Standard">
      <style:text-properties fo:color="#55308d" fo:font-weight="bold" officeooo:rsid="001cb253" officeooo:paragraph-rsid="001cb253" style:font-weight-asian="bold" style:font-weight-complex="bold"/>
    </style:style>
    <style:style style:name="P13" style:family="paragraph" style:parent-style-name="Standard">
      <style:text-properties fo:color="#55308d" fo:font-weight="bold" officeooo:paragraph-rsid="001ed9cd" style:font-weight-asian="bold" style:font-weight-complex="bold"/>
    </style:style>
    <style:style style:name="P14" style:family="paragraph" style:parent-style-name="Standard">
      <style:text-properties fo:color="#55308d" fo:font-weight="bold" officeooo:rsid="0020534f" officeooo:paragraph-rsid="0020534f" style:font-weight-asian="bold" style:font-weight-complex="bold"/>
    </style:style>
    <style:style style:name="P15" style:family="paragraph" style:parent-style-name="Standard">
      <style:text-properties fo:color="#55308d" fo:font-weight="bold" officeooo:rsid="0020534f" officeooo:paragraph-rsid="0020960b" style:font-weight-asian="bold" style:font-weight-complex="bold"/>
    </style:style>
    <style:style style:name="P16" style:family="paragraph" style:parent-style-name="Standard">
      <style:text-properties fo:color="#55308d" fo:font-weight="bold" officeooo:rsid="001fbde6" officeooo:paragraph-rsid="001fbde6" style:font-weight-asian="bold" style:font-weight-complex="bold"/>
    </style:style>
    <style:style style:name="P17" style:family="paragraph" style:parent-style-name="Standard">
      <style:text-properties fo:color="#55308d" fo:font-weight="bold" officeooo:paragraph-rsid="0020960b" style:font-weight-asian="bold" style:font-weight-complex="bold"/>
    </style:style>
    <style:style style:name="P18" style:family="paragraph" style:parent-style-name="Standard">
      <style:text-properties fo:color="#55308d" fo:font-weight="bold" officeooo:rsid="0020960b" officeooo:paragraph-rsid="0020960b" style:font-weight-asian="bold" style:font-weight-complex="bold"/>
    </style:style>
    <style:style style:name="P19" style:family="paragraph" style:parent-style-name="Standard">
      <style:text-properties fo:color="#55308d" fo:font-weight="bold" officeooo:paragraph-rsid="0024b308" style:font-weight-asian="bold" style:font-weight-complex="bold"/>
    </style:style>
    <style:style style:name="P20" style:family="paragraph" style:parent-style-name="Standard">
      <style:text-properties fo:color="#55308d" fo:font-weight="bold" officeooo:paragraph-rsid="002855aa" style:font-weight-asian="bold" style:font-weight-complex="bold"/>
    </style:style>
    <style:style style:name="P21" style:family="paragraph" style:parent-style-name="Standard">
      <style:paragraph-properties style:line-height-at-least="0.582cm"/>
      <style:text-properties fo:color="#55308d" fo:font-weight="bold" fo:background-color="#ffffff" style:font-weight-asian="bold" style:font-weight-complex="bold"/>
    </style:style>
    <style:style style:name="P22" style:family="paragraph" style:parent-style-name="Standard">
      <style:paragraph-properties style:line-height-at-least="0.582cm"/>
      <style:text-properties fo:color="#55308d" fo:font-weight="bold" fo:background-color="transparent" style:font-weight-asian="bold" style:font-weight-complex="bold"/>
    </style:style>
    <style:style style:name="P23" style:family="paragraph" style:parent-style-name="Standard">
      <style:text-properties fo:color="#55308d" fo:font-weight="bold" officeooo:paragraph-rsid="0020a55e" fo:background-color="transparent" style:font-weight-asian="bold" style:font-weight-complex="bold"/>
    </style:style>
    <style:style style:name="P24" style:family="paragraph" style:parent-style-name="Standard">
      <style:text-properties fo:color="#55308d" fo:font-size="12pt" fo:font-weight="bold" officeooo:paragraph-rsid="0020a55e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55308d" fo:font-size="12pt" fo:font-weight="bold" officeooo:rsid="0020534f" officeooo:paragraph-rsid="0020a55e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82cm"/>
      <style:text-properties fo:color="#55308d" fo:font-size="12pt" fo:font-weight="bold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55308d" fo:font-size="12pt" fo:font-weight="bold" officeooo:paragraph-rsid="00249538" fo:background-color="#ffffff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paragraph-rsid="0020960b"/>
    </style:style>
    <style:style style:name="P29" style:family="paragraph" style:parent-style-name="Standard">
      <style:text-properties officeooo:paragraph-rsid="0020a55e"/>
    </style:style>
    <style:style style:name="P30" style:family="paragraph" style:parent-style-name="Standard">
      <style:text-properties officeooo:paragraph-rsid="0021f1af"/>
    </style:style>
    <style:style style:name="P31" style:family="paragraph" style:parent-style-name="Standard">
      <style:paragraph-properties style:line-height-at-least="0.582cm"/>
    </style:style>
    <style:style style:name="P32" style:family="paragraph" style:parent-style-name="Standard">
      <style:text-properties officeooo:paragraph-rsid="0023658b"/>
    </style:style>
    <style:style style:name="P33" style:family="paragraph" style:parent-style-name="Standard">
      <style:text-properties officeooo:paragraph-rsid="00249538"/>
    </style:style>
    <style:style style:name="P34" style:family="paragraph" style:parent-style-name="Standard">
      <style:text-properties officeooo:paragraph-rsid="0024b308"/>
    </style:style>
    <style:style style:name="P35" style:family="paragraph" style:parent-style-name="Standard">
      <style:text-properties officeooo:paragraph-rsid="0026b50f"/>
    </style:style>
    <style:style style:name="P36" style:family="paragraph" style:parent-style-name="Standard">
      <style:text-properties officeooo:paragraph-rsid="002855aa"/>
    </style:style>
    <style:style style:name="P37" style:family="paragraph" style:parent-style-name="Standard">
      <style:paragraph-properties fo:margin-top="0cm" fo:margin-bottom="0.499cm" loext:contextual-spacing="false" style:line-height-at-least="0.582cm"/>
      <style:text-properties fo:color="#55308d" fo:font-weight="bold" fo:background-color="#ffffff" style:font-weight-asian="bold" style:font-weight-complex="bold"/>
    </style:style>
    <style:style style:name="P38" style:family="paragraph" style:parent-style-name="Standard">
      <style:paragraph-properties fo:margin-top="0cm" fo:margin-bottom="0.499cm" loext:contextual-spacing="false" style:line-height-at-least="0.582cm"/>
      <style:text-properties fo:color="#55308d" fo:font-size="12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officeooo:rsid="001ed9cd"/>
    </style:style>
    <style:style style:name="T2" style:family="text">
      <style:text-properties officeooo:rsid="001fbde6"/>
    </style:style>
    <style:style style:name="T3" style:family="text">
      <style:text-properties officeooo:rsid="0020534f"/>
    </style:style>
    <style:style style:name="T4" style:family="text">
      <style:text-properties fo:color="#c678dd"/>
    </style:style>
    <style:style style:name="T5" style:family="text">
      <style:text-properties fo:color="#c678dd" style:font-name="Menlo, Monaco, source-code-pro, Ubuntu Mono, DejaVu sans mono, Consolas, monospace" fo:font-size="11.25pt" fo:font-weight="normal" fo:background-color="#1e1e1e" loext:char-shading-value="0"/>
    </style:style>
    <style:style style:name="T6" style:family="text">
      <style:text-properties fo:color="#c678dd" style:font-name="Menlo, Monaco, source-code-pro, Ubuntu Mono, DejaVu sans mono, Consolas, monospace" fo:font-size="11.25pt" fo:font-weight="normal" fo:background-color="#ffffff" loext:char-shading-value="0"/>
    </style:style>
    <style:style style:name="T7" style:family="text">
      <style:text-properties fo:color="#c678dd" style:font-name="Menlo, Monaco, source-code-pro, Ubuntu Mono, DejaVu sans mono, Consolas, monospace" fo:font-size="11.25pt" fo:font-weight="normal" fo:background-color="#ffffff" loext:char-shading-value="0"/>
    </style:style>
    <style:style style:name="T8" style:family="text">
      <style:text-properties fo:color="#c678dd" fo:background-color="#ffffff" loext:char-shading-value="0"/>
    </style:style>
    <style:style style:name="T9" style:family="text">
      <style:text-properties fo:color="#c678dd" fo:background-color="#ffffff" loext:char-shading-value="0"/>
    </style:style>
    <style:style style:name="T10" style:family="text">
      <style:text-properties fo:color="#c678dd" fo:font-weight="bold" fo:background-color="#ffffff" loext:char-shading-value="0" style:font-weight-asian="bold" style:font-weight-complex="bold"/>
    </style:style>
    <style:style style:name="T11" style:family="text">
      <style:text-properties fo:color="#abb2bf" style:font-name="Menlo, Monaco, source-code-pro, Ubuntu Mono, DejaVu sans mono, Consolas, monospace" fo:font-size="11.25pt" fo:font-weight="normal" fo:background-color="#1e1e1e" loext:char-shading-value="0"/>
    </style:style>
    <style:style style:name="T12" style:family="text">
      <style:text-properties fo:color="#abb2bf" style:font-name="Menlo, Monaco, source-code-pro, Ubuntu Mono, DejaVu sans mono, Consolas, monospace" fo:font-size="11.25pt" fo:font-weight="normal" fo:background-color="#ffffff" loext:char-shading-value="0"/>
    </style:style>
    <style:style style:name="T13" style:family="text">
      <style:text-properties fo:color="#abb2bf" style:font-name="Menlo, Monaco, source-code-pro, Ubuntu Mono, DejaVu sans mono, Consolas, monospace" fo:font-size="11.25pt" fo:font-weight="normal" fo:background-color="#ffffff" loext:char-shading-value="0"/>
    </style:style>
    <style:style style:name="T14" style:family="text">
      <style:text-properties fo:color="#61afef"/>
    </style:style>
    <style:style style:name="T15" style:family="text">
      <style:text-properties fo:color="#61afef" style:font-name="Menlo, Monaco, source-code-pro, Ubuntu Mono, DejaVu sans mono, Consolas, monospace" fo:font-size="11.25pt" fo:font-weight="normal" fo:background-color="#1e1e1e" loext:char-shading-value="0"/>
    </style:style>
    <style:style style:name="T16" style:family="text">
      <style:text-properties fo:color="#61afef" style:font-name="Menlo, Monaco, source-code-pro, Ubuntu Mono, DejaVu sans mono, Consolas, monospace" fo:font-size="11.25pt" fo:font-weight="normal" fo:background-color="#ffffff" loext:char-shading-value="0"/>
    </style:style>
    <style:style style:name="T17" style:family="text">
      <style:text-properties fo:color="#61afef" style:font-name="Menlo, Monaco, source-code-pro, Ubuntu Mono, DejaVu sans mono, Consolas, monospace" fo:font-size="11.25pt" fo:font-weight="normal" fo:background-color="#ffffff" loext:char-shading-value="0"/>
    </style:style>
    <style:style style:name="T18" style:family="text">
      <style:text-properties fo:color="#9cdcfe" fo:font-style="italic"/>
    </style:style>
    <style:style style:name="T19" style:family="text">
      <style:text-properties fo:color="#9cdcfe" style:font-name="Menlo, Monaco, source-code-pro, Ubuntu Mono, DejaVu sans mono, Consolas, monospace" fo:font-size="11.25pt" fo:font-style="italic" fo:font-weight="normal" fo:background-color="#1e1e1e" loext:char-shading-value="0"/>
    </style:style>
    <style:style style:name="T20" style:family="text">
      <style:text-properties fo:color="#9cdcfe" style:font-name="Menlo, Monaco, source-code-pro, Ubuntu Mono, DejaVu sans mono, Consolas, monospace" fo:font-size="11.25pt" fo:font-style="italic" fo:font-weight="normal" fo:background-color="#ffffff" loext:char-shading-value="0"/>
    </style:style>
    <style:style style:name="T21" style:family="text">
      <style:text-properties fo:color="#9cdcfe" style:font-name="Menlo, Monaco, source-code-pro, Ubuntu Mono, DejaVu sans mono, Consolas, monospace" fo:font-size="11.25pt" fo:font-style="italic" fo:font-weight="normal" fo:background-color="#ffffff" loext:char-shading-value="0"/>
    </style:style>
    <style:style style:name="T22" style:family="text">
      <style:text-properties fo:color="#56b6c2"/>
    </style:style>
    <style:style style:name="T23" style:family="text">
      <style:text-properties fo:color="#e5c07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0960b"/>
    </style:style>
    <style:style style:name="T26" style:family="text">
      <style:text-properties fo:color="#55308d"/>
    </style:style>
    <style:style style:name="T27" style:family="text">
      <style:text-properties fo:color="#55308d" fo:font-weight="bold" style:font-weight-asian="bold" style:font-weight-complex="bold"/>
    </style:style>
    <style:style style:name="T28" style:family="text">
      <style:text-properties fo:color="#55308d" fo:font-weight="bold" fo:background-color="#ffffff" loext:char-shading-value="0" style:font-weight-asian="bold" style:font-weight-complex="bold"/>
    </style:style>
    <style:style style:name="T29" style:family="text">
      <style:text-properties fo:color="#55308d" fo:font-weight="bold" fo:background-color="transparent" loext:char-shading-value="0" style:font-weight-asian="bold" style:font-weight-complex="bold"/>
    </style:style>
    <style:style style:name="T30" style:family="text">
      <style:text-properties fo:color="#55308d" fo:font-weight="normal" style:font-weight-asian="normal" style:font-weight-complex="normal"/>
    </style:style>
    <style:style style:name="T31" style:family="text">
      <style:text-properties fo:color="#55308d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55308d" fo:font-size="12pt" fo:font-weight="bold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fo:color="#55308d" fo:font-size="12pt" fo:font-style="italic" fo:font-weight="bold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55308d" fo:background-color="#ffffff" loext:char-shading-value="0"/>
    </style:style>
    <style:style style:name="T35" style:family="text">
      <style:text-properties fo:color="#55308d" fo:background-color="#ffffff" loext:char-shading-value="0"/>
    </style:style>
    <style:style style:name="T36" style:family="text">
      <style:text-properties fo:color="#55308d" style:font-name="Menlo, Monaco, source-code-pro, Ubuntu Mono, DejaVu sans mono, Consolas, monospace" fo:font-size="11.25pt" fo:font-weight="normal" fo:background-color="#ffffff" loext:char-shading-value="0"/>
    </style:style>
    <style:style style:name="T37" style:family="text">
      <style:text-properties fo:color="#55308d" style:font-name="Menlo, Monaco, source-code-pro, Ubuntu Mono, DejaVu sans mono, Consolas, monospace" fo:font-size="11.25pt" fo:font-style="italic" fo:font-weight="normal" fo:background-color="#ffffff" loext:char-shading-value="0"/>
    </style:style>
    <style:style style:name="T38" style:family="text">
      <style:text-properties fo:color="#55308d" style:font-name="Menlo, Monaco, source-code-pro, Ubuntu Mono, DejaVu sans mono, Consolas, monospace" fo:font-size="11.25pt" fo:font-style="italic" fo:font-weight="bold" fo:background-color="#ffffff" loext:char-shading-value="0" style:font-weight-asian="bold" style:font-weight-complex="bold"/>
    </style:style>
    <style:style style:name="T39" style:family="text">
      <style:text-properties fo:color="#55308d" style:font-name="Menlo, Monaco, source-code-pro, Ubuntu Mono, DejaVu sans mono, Consolas, monospace" fo:font-size="11.25pt" fo:font-weight="bold" fo:background-color="#ffffff" loext:char-shading-value="0" style:font-weight-asian="bold" style:font-weight-complex="bold"/>
    </style:style>
    <style:style style:name="T40" style:family="text">
      <style:text-properties fo:color="#55308d" style:font-name="Menlo, Monaco, source-code-pro, Ubuntu Mono, DejaVu sans mono, Consolas, monospace" fo:font-size="12pt" fo:font-weight="bold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55308d" style:font-name="Menlo, Monaco, source-code-pro, Ubuntu Mono, DejaVu sans mono, Consolas, monospace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color="#55308d" style:font-name="Menlo, Monaco, source-code-pro, Ubuntu Mono, DejaVu sans mono, Consolas, monospace" fo:font-size="12pt" fo:font-style="italic" fo:font-weight="bol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55308d" style:font-name="Menlo, Monaco, source-code-pro, Ubuntu Mono, DejaVu sans mono, Consolas, monospace" fo:font-size="12pt" fo:font-style="italic" fo:font-weight="bold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color="#55308d" style:font-name="Menlo, Monaco, source-code-pro, Ubuntu Mono, DejaVu sans mono, Consolas, monospace" fo:font-size="12pt" fo:font-style="italic" fo:font-weight="normal" fo:background-color="#ffffff" loext:char-shading-value="0" style:font-size-asian="12pt" style:font-size-complex="12pt"/>
    </style:style>
    <style:style style:name="T45" style:family="text">
      <style:text-properties fo:color="#55308d" style:font-name="Menlo, Monaco, source-code-pro, Ubuntu Mono, DejaVu sans mono, Consolas, monospace" fo:font-size="12pt" fo:font-weight="normal" fo:background-color="#ffffff" loext:char-shading-value="0" style:font-size-asian="12pt" style:font-size-complex="12pt"/>
    </style:style>
    <style:style style:name="T46" style:family="text">
      <style:text-properties fo:color="#55308d" fo:font-style="italic"/>
    </style:style>
    <style:style style:name="T47" style:family="text">
      <style:text-properties fo:color="#55308d" fo:font-style="italic" fo:background-color="#ffffff" loext:char-shading-value="0"/>
    </style:style>
    <style:style style:name="T48" style:family="text">
      <style:text-properties fo:color="#55308d" fo:font-style="italic" fo:background-color="#ffffff" loext:char-shading-value="0"/>
    </style:style>
    <style:style style:name="T49" style:family="text">
      <style:text-properties fo:color="#55308d" fo:font-style="italic" fo:font-weight="bold" fo:background-color="#ffffff" loext:char-shading-value="0" style:font-weight-asian="bold" style:font-weight-complex="bold"/>
    </style:style>
    <style:style style:name="T50" style:family="text">
      <style:text-properties officeooo:rsid="0020a55e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officeooo:rsid="0021f1af"/>
    </style:style>
    <style:style style:name="T53" style:family="text">
      <style:text-properties fo:color="#e06c75"/>
    </style:style>
    <style:style style:name="T54" style:family="text">
      <style:text-properties officeooo:rsid="00249538"/>
    </style:style>
    <style:style style:name="T55" style:family="text">
      <style:text-properties officeooo:rsid="0024b308"/>
    </style:style>
    <style:style style:name="T56" style:family="text">
      <style:text-properties officeooo:rsid="00266824"/>
    </style:style>
    <style:style style:name="T57" style:family="text">
      <style:text-properties officeooo:rsid="002855aa"/>
    </style:style>
    <style:style style:name="T58" style:family="text">
      <style:text-properties fo:color="#98c3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<text:span text:style-name="T3">1</text:span>:</text:p>
      <text:p text:style-name="P3"/>
      <text:p text:style-name="Standard">This an example of function</text:p>
      <text:p text:style-name="Standard"><text:s/>function hello() {</text:p>
      <text:p text:style-name="Standard"><text:s text:c="2"/>}</text:p>
      <text:p text:style-name="Standard">All you have to do is type return "Hello simplonien" between the curly braces { }</text:p>
      <text:p text:style-name="P1"/>
      <text:p text:style-name="P12">fuction hellow() {</text:p>
      <text:p text:style-name="P12">return ‘’ <text:s/>Hello simplonien ‘’</text:p>
      <text:p text:style-name="P12">}</text:p>
      <text:p text:style-name="P11"/>
      <text:p text:style-name="Standard"/>
      <text:p text:style-name="P3">Exercice<text:span text:style-name="T1">2</text:span>:</text:p>
      <text:p text:style-name="P4">Create a function that takes two numbers as arguments and returns their sum.</text:p>
      <text:p text:style-name="P4"><text:s text:c="32"/>function sumNumber(num1,num2) { return }</text:p>
      <text:p text:style-name="P4"/>
      <text:p text:style-name="P7"/>
      <text:p text:style-name="P13"><text:s/><text:span text:style-name="T3">function sum(num1,num2){</text:span></text:p>
      <text:p text:style-name="P14">return 12+3</text:p>
      <text:p text:style-name="P14">}</text:p>
      <text:p text:style-name="P14">console,log(sum(12,3))</text:p>
      <text:p text:style-name="P11"/>
      <text:p text:style-name="P3"/>
      <text:p text:style-name="P3">Exercice<text:span text:style-name="T2">3</text:span>:</text:p>
      <text:p text:style-name="Standard">Write a function that takes the base and height of a triangle as arguments and returns its area.</text:p>
      <text:p text:style-name="Standard"/>
      <text:p text:style-name="Standard"><text:s text:c="34"/>function areaTriangle(base,height) { return }</text:p>
      <text:p text:style-name="P2"/>
      <text:p text:style-name="P16">function areaTriangle(base,height){</text:p>
      <text:p text:style-name="P16"/>
      <text:p text:style-name="P16">return <text:span text:style-name="T3">5</text:span>*<text:span text:style-name="T3">4/2</text:span></text:p>
      <text:p text:style-name="P16">}</text:p>
      <text:p text:style-name="P14">console.log(areaTriangle(5*4/<text:span text:style-name="T25">2</text:span>))</text:p>
      <text:p text:style-name="P16"/>
      <text:p text:style-name="Standard"/>
      <text:p text:style-name="P3">Exercice <text:span text:style-name="T3">4</text:span>:</text:p>
      <text:p text:style-name="Standard">Write a function that takes the height and the width of rectangle as arguments and returns its perimeter.</text:p>
      <text:p text:style-name="Standard"/>
      <text:p text:style-name="P28"><text:s text:c="32"/><text:span text:style-name="T27">function perimeter(width,height) { </text:span></text:p>
      <text:p text:style-name="P17"/>
      <text:p text:style-name="P17">return <text:span text:style-name="T25">(10+5)*2</text:span></text:p>
      <text:p text:style-name="P17"/>
      <text:p text:style-name="P17">}</text:p>
      <text:p text:style-name="P15">console.log(<text:span text:style-name="T50">perimetre</text:span>(<text:span text:style-name="T25">10+5</text:span>)*<text:span text:style-name="T25">2</text:span>)</text:p>
      <text:p text:style-name="P15"/>
      <text:p text:style-name="P15"/>
      <text:p text:style-name="P15"/>
      <text:p text:style-name="P15"/>
      <text:p text:style-name="P15"/>
      <text:p text:style-name="P18"/>
      <text:p text:style-name="P3"><text:soft-page-break/>Exercice<text:span text:style-name="T25">5</text:span>:</text:p>
      <text:p text:style-name="Standard">Write a function that takes a number as argument and returns it</text:p>
      <text:p text:style-name="Standard">square.</text:p>
      <text:p text:style-name="P29"><text:s text:c="32"/><text:span text:style-name="T31"><text:s text:c="4"/>function square(num) { </text:span></text:p>
      <text:p text:style-name="P24"/>
      <text:p text:style-name="P24">return <text:span text:style-name="T50">(6*6)</text:span></text:p>
      <text:p text:style-name="P24"/>
      <text:p text:style-name="P24"/>
      <text:p text:style-name="P24"><text:s/>}</text:p>
      <text:p text:style-name="P25">console.log(<text:span text:style-name="T50">square</text:span>(<text:span text:style-name="T50">6*6</text:span>))</text:p>
      <text:p text:style-name="P3"/>
      <text:p text:style-name="P3">Exercice <text:span text:style-name="T50">6</text:span>:</text:p>
      <text:p text:style-name="Standard">Write a function that takes two numbers are passed as parameters. The first parameter divided by the second parameter will have the remainder</text:p>
      <text:p text:style-name="Standard">returns that value.</text:p>
      <text:p text:style-name="Standard"/>
      <text:p text:style-name="Standard"/>
      <text:p text:style-name="P29"><text:s text:c="4"/><text:span text:style-name="T24"><text:s text:c="13"/></text:span><text:span text:style-name="T29"><text:s text:c="7"/></text:span><text:span text:style-name="T41">function remainder(</text:span><text:span text:style-name="T43">num1</text:span><text:span text:style-name="T41">,</text:span><text:span text:style-name="T43">num2</text:span><text:span text:style-name="T41">) { </text:span></text:p>
      <text:p text:style-name="P22"/>
      <text:p text:style-name="P9">return 13%2</text:p>
      <text:p text:style-name="P9">}</text:p>
      <text:p text:style-name="P23"><text:span text:style-name="T51"/></text:p>
      <text:p text:style-name="P24"/>
      <text:p text:style-name="P24"/>
      <text:p text:style-name="Standard"/>
      <text:p text:style-name="P3">Exercice<text:span text:style-name="T50">7</text:span>:</text:p>
      <text:p text:style-name="Standard">Write a function that takes hours as argument <text:s/>and converts its into seconds.</text:p>
      <text:p text:style-name="Standard">howManySeconds(2) ➞ 7200</text:p>
      <text:p text:style-name="Standard"/>
      <text:p text:style-name="P30"><text:s text:c="15"/><text:span text:style-name="T28"><text:s text:c="18"/></text:span><text:span text:style-name="T39">function howManySeconds(</text:span><text:span text:style-name="T38">hours</text:span><text:span text:style-name="T39">) {</text:span></text:p>
      <text:p text:style-name="P37"/>
      <text:p text:style-name="P8">return(hours*60*60) ;</text:p>
      <text:p text:style-name="P21"/>
      <text:p text:style-name="P8">}</text:p>
      <text:p text:style-name="P8">console.log(howManySeconds(2))</text:p>
      <text:p text:style-name="P5"/>
      <text:p text:style-name="P30"/>
      <text:p text:style-name="P3">Exercice <text:span text:style-name="T52">8</text:span>:</text:p>
      <text:p text:style-name="Standard">Write a function that takes two arguments (hours, minutes) and converts them into seconds.</text:p>
      <text:p text:style-name="Standard"/>
      <text:p text:style-name="P32"><text:s text:c="12"/></text:p>
      <text:p text:style-name="P33"><text:s text:c="6"/><text:span text:style-name="T32"><text:s text:c="17"/></text:span><text:span text:style-name="T40">function howManySeconds(</text:span><text:span text:style-name="T42">hours</text:span><text:span text:style-name="T40">) {</text:span></text:p>
      <text:p text:style-name="P38"/>
      <text:p text:style-name="P10">return(<text:span text:style-name="T55">3600*h+m*60)</text:span> </text:p>
      <text:p text:style-name="P26"/>
      <text:p text:style-name="P10">}</text:p>
      <text:p text:style-name="P27"/>
      <text:p text:style-name="P3"><text:soft-page-break/>Exercice <text:span text:style-name="T52">9</text:span>:</text:p>
      <text:p text:style-name="P3"/>
      <text:p text:style-name="Standard">Create a function that takes a name as argument and returns <text:s/>a greeting in the form of a string → "Hello name!".</text:p>
      <text:p text:style-name="Standard">Don't forget the exclamation mark!</text:p>
      <text:p text:style-name="Standard"/>
      <text:p text:style-name="Standard">sayHello("Simplon") ➞ "Hello Simplon!"</text:p>
      <text:p text:style-name="Standard"/>
      <text:p text:style-name="P34"><text:s text:c="30"/><text:span text:style-name="T27"><text:s text:c="2"/>function sayHello(name) {</text:span></text:p>
      <text:p text:style-name="P19"/>
      <text:p text:style-name="P19"><text:s/>return ‘’<text:span text:style-name="T55">Hello’’ + name</text:span></text:p>
      <text:p text:style-name="P19"/>
      <text:p text:style-name="P19">}</text:p>
      <text:p text:style-name="P11"/>
      <text:p text:style-name="P3">Exercice<text:span text:style-name="T52">10</text:span>:</text:p>
      <text:p text:style-name="Standard">Create a function that <text:s/>takes a string as argument and returns the length of this string.</text:p>
      <text:p text:style-name="Standard"/>
      <text:p text:style-name="P33"><text:s text:c="12"/><text:span text:style-name="T40">function str(</text:span><text:span text:style-name="T42">string</text:span><text:span text:style-name="T40">) { </text:span></text:p>
      <text:p text:style-name="P26"/>
      <text:p text:style-name="P10">return (string)</text:p>
      <text:p text:style-name="P10">}</text:p>
      <text:p text:style-name="P10">console.log(str.length)</text:p>
      <text:p text:style-name="P33"/>
      <text:p text:style-name="Standard"/>
      <text:p text:style-name="P3">Exercice<text:span text:style-name="T52">11 :</text:span></text:p>
      <text:p text:style-name="Standard">Create a function that takes two strings as arguments, firstName and lastName, and returns a single string in the format "last, first".</text:p>
      <text:p text:style-name="Standard"/>
      <text:p text:style-name="P6"><text:span text:style-name="T28">f</text:span><text:span text:style-name="T32">unction Name(</text:span><text:span text:style-name="T33">first</text:span><text:span text:style-name="T32">, </text:span><text:span text:style-name="T33">last </text:span><text:span text:style-name="T32">) { </text:span></text:p>
      <text:p text:style-name="P26"/>
      <text:p text:style-name="P10">return "ammar" +" " + " chaima"</text:p>
      <text:p text:style-name="P10">}</text:p>
      <text:p text:style-name="P31"/>
      <text:p text:style-name="P3">Exercice1<text:span text:style-name="T52">2</text:span>:</text:p>
      <text:p text:style-name="Standard">Create a function that takes a number as an argument, increments the number by +1 and returns the result.</text:p>
      <text:p text:style-name="Standard">Increment(3)➞4</text:p>
      <text:p text:style-name="Standard"/>
      <text:p text:style-name="P36"><text:s/><text:span text:style-name="T27"><text:s text:c="35"/>function increment(num) {</text:span></text:p>
      <text:p text:style-name="P20"><text:s/>return <text:span text:style-name="T57">(num+1)</text:span></text:p>
      <text:p text:style-name="P20"/>
      <text:p text:style-name="P20"/>
      <text:p text:style-name="P20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xercice<text:span text:style-name="T52">13</text:span>:</text:p>
      <text:p text:style-name="Standard">Create a function that returns the total number of parameters passed in.</text:p>
      <text:p text:style-name="Standard">numberArgs("a", "b") ➞ 2</text:p>
      <text:p text:style-name="Standard">numberArgs(10, 20, 30, 40, 50,70) ➞ 6</text:p>
      <text:p text:style-name="Standard"><text:s text:c="36"/>function numArgs(/* fill-in */) { return }</text:p>
      <text:p text:style-name="Standard"/>
      <text:p text:style-name="Standard"/>
      <text:p text:style-name="Standard"/>
      <text:p text:style-name="Standard"/>
      <text:p text:style-name="P3">Exercice<text:span text:style-name="T52">14</text:span>:</text:p>
      <text:p text:style-name="Standard">Write two functions; </text:p>
      <text:p text:style-name="Standard">the first one takes a string as argument and returns </text:p>
      <text:p text:style-name="Standard"><text:s text:c="2"/>toInt("5") ➞ 5</text:p>
      <text:p text:style-name="Standard">the second function takes a number as argument and returns</text:p>
      <text:p text:style-name="Standard"><text:s/>toStr(100) ➞ "100"</text:p>
      <text:p text:style-name="Standard"><text:s text:c="30"/>function numArgs(/* fill-in */) { return }</text:p>
      <text:p text:style-name="Standard"><text:s text:c="31"/>function numArgs(/* fill-in */) { return }</text:p>
      <text:p text:style-name="Standard"/>
      <text:p text:style-name="Standard"/>
      <text:p text:style-name="P3">Exercice<text:span text:style-name="T52">15</text:span>:</text:p>
      <text:p text:style-name="Standard">Create a function that takes a character as argument then returns its ASCII value.</text:p>
      <text:p text:style-name="Standard">("A") ➞ 65</text:p>
      <text:p text:style-name="Standard">("m") ➞ 109</text:p>
      <text:p text:style-name="Standard">("\") ➞ 92</text:p>
      <text:p text:style-name="Standard"/>
      <text:p text:style-name="Standard">Exercice<text:span text:style-name="T52">16</text:span>:</text:p>
      <text:p text:style-name="Standard">Create a function that takes a number as an argument and returns the amount of digits it has.</text:p>
      <text:p text:style-name="Standard">(123) ➞ 3</text:p>
      <text:p text:style-name="Standard">(7154) ➞ 4</text:p>
      <text:p text:style-name="Standard">(0) ➞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0:16:45.414965047</meta:creation-date>
    <dc:date>2020-03-24T13:31:23.507305921</dc:date>
    <meta:editing-duration>PT12M59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4" meta:paragraph-count="101" meta:word-count="474" meta:character-count="3400" meta:non-whitespace-character-count="2601"/>
  </office:meta>
</office:document-meta>
</file>